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2.798cm" fo:min-width="5.342cm"/>
    </style:style>
    <style:style style:name="gr2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2.798cm" fo:min-width="5.34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2.798cm" fo:min-width="5.342cm"/>
    </style:style>
    <style:style style:name="gr4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2.798cm" fo:min-width="5.342cm"/>
    </style:style>
    <style:style style:name="gr5" style:family="graphic" style:parent-style-name="standard">
      <style:graphic-properties svg:stroke-color="#000000" draw:fill="solid" draw:fill-color="#00a933" draw:textarea-horizontal-align="justify" draw:textarea-vertical-align="middle" draw:auto-grow-height="false" fo:min-height="2.798cm" fo:min-width="5.342cm"/>
    </style:style>
    <style:style style:name="gr6" style:family="graphic" style:parent-style-name="standard">
      <style:graphic-properties svg:stroke-color="#999999" draw:fill-color="#b2b2b2" draw:textarea-horizontal-align="justify" draw:textarea-vertical-align="middle" draw:auto-grow-height="false" fo:min-height="13.584cm" fo:min-width="1.902cm"/>
    </style:style>
    <style:style style:name="gr7" style:family="graphic" style:parent-style-name="standard">
      <style:graphic-properties svg:stroke-color="#000000" draw:fill-color="#808080" draw:textarea-horizontal-align="justify" draw:textarea-vertical-align="middle" draw:auto-grow-height="false" fo:min-height="3.025cm" fo:min-width="5.599cm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2.925cm" fo:min-width="5.615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96cm" fo:min-width="2.243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1.782cm"/>
    </style:style>
    <style:style style:name="gr11" style:family="graphic" style:parent-style-name="standard">
      <style:graphic-properties draw:stroke="none" svg:stroke-color="#000000" draw:fill="none" draw:fill-color="#ffffff" fo:min-height="1.528cm"/>
    </style:style>
    <style:style style:name="gr12" style:family="graphic" style:parent-style-name="standard">
      <style:graphic-properties draw:stroke="none" svg:stroke-color="#000000" draw:fill="none" draw:fill-color="#ffffff" fo:min-height="2.134cm"/>
    </style:style>
    <style:style style:name="gr13" style:family="graphic" style:parent-style-name="standard">
      <style:graphic-properties draw:stroke="none" svg:stroke-color="#000000" draw:fill="none" draw:fill-color="#ffffff" fo:min-height="0.639cm"/>
    </style:style>
    <style:style style:name="gr14" style:family="graphic" style:parent-style-name="standard">
      <style:graphic-properties draw:stroke="none" svg:stroke-color="#000000" draw:fill="none" draw:fill-color="#ffffff" fo:min-height="1.027cm"/>
    </style:style>
    <style:style style:name="P1" style:family="paragraph">
      <loext:graphic-properties draw:fill="solid" draw:fill-color="#5983b0"/>
      <style:paragraph-properties fo:text-align="center"/>
    </style:style>
    <style:style style:name="P2" style:family="paragraph">
      <loext:graphic-properties draw:fill="solid" draw:fill-color="#ffff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solid" draw:fill-color="#00a933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-color="#808080"/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text-properties fo:font-weight="bold"/>
    </style:style>
    <style:style style:name="P11" style:family="paragraph">
      <loext:graphic-properties draw:fill="none" draw:fill-color="#ffffff"/>
      <style:text-properties fo:font-weight="bold"/>
    </style:style>
    <style:style style:name="P12" style:family="paragraph">
      <style:text-properties fo:color="#ffffff" fo:font-weight="bold"/>
    </style:style>
    <style:style style:name="P13" style:family="paragraph">
      <loext:graphic-properties draw:fill="none" draw:fill-color="#ffffff"/>
      <style:text-properties fo:color="#ffffff" fo:font-weight="bold"/>
    </style:style>
    <style:style style:name="P14" style:family="paragraph">
      <loext:graphic-properties draw:fill="none" draw:fill-color="#ffffff"/>
    </style:style>
    <style:style style:name="P15" style:family="paragraph">
      <style:text-properties fo:font-size="24pt"/>
    </style:style>
    <style:style style:name="P16" style:family="paragraph">
      <loext:graphic-properties draw:fill="none" draw:fill-color="#ffffff"/>
      <style:text-properties fo:font-size="24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42cm" svg:height="3.048cm" svg:x="10.544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3.048cm" svg:x="10.544cm" svg:y="12.2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42cm" svg:height="3.048cm" svg:x="10.444cm" svg:y="1.7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842cm" svg:height="3.048cm" svg:x="10.544cm" svg:y="5.3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842cm" svg:height="3.048cm" svg:x="10.544cm" svg:y="15.8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02cm" svg:height="17.272cm" svg:x="2.259cm" svg:y="1.88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7" draw:layer="layout" svg:width="6.099cm" svg:height="3.275cm" svg:x="1.581cm" svg:y="19.44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6.115cm" svg:height="3.175cm" svg:x="1.508cm" svg:y="23.2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194cm" svg:height="2.794cm" svg:x="7.096cm" svg:y="1.9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draw:layer="layout" svg:width="3.194cm" svg:height="2.794cm" svg:x="7.204cm" svg:y="5.3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draw:layer="layout" svg:width="3.194cm" svg:height="2.794cm" svg:x="7.204cm" svg:y="8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draw:layer="layout" svg:width="3.194cm" svg:height="2.794cm" svg:x="7.204cm" svg:y="12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draw:layer="layout" svg:width="3.194cm" svg:height="2.794cm" svg:x="7.223cm" svg:y="15.9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1" draw:layer="layout" svg:width="5.461cm" svg:height="2.032cm" svg:x="10.652cm" svg:y="2.524cm">
          <draw:text-box>
            <text:p text:style-name="P10">Defektes Paket</text:p>
            <text:p text:style-name="P10">Prod.mitarbeiter</text:p>
          </draw:text-box>
        </draw:frame>
        <draw:frame draw:style-name="gr11" draw:text-style-name="P13" draw:layer="layout" svg:width="4.826cm" svg:height="1.778cm" svg:x="11.414cm" svg:y="6.334cm">
          <draw:text-box>
            <text:p text:style-name="P12">Rotes Paket</text:p>
          </draw:text-box>
        </draw:frame>
        <draw:frame draw:style-name="gr11" draw:text-style-name="P11" draw:layer="layout" svg:width="4.826cm" svg:height="1.778cm" svg:x="11.414cm" svg:y="9.763cm">
          <draw:text-box>
            <text:p text:style-name="P10">Blaues Paket</text:p>
          </draw:text-box>
        </draw:frame>
        <draw:frame draw:style-name="gr11" draw:text-style-name="P14" draw:layer="layout" svg:width="4.826cm" svg:height="1.778cm" svg:x="11.414cm" svg:y="13.319cm">
          <draw:text-box>
            <text:p><text:span text:style-name="T1">Gelbes Paket</text:span></text:p>
          </draw:text-box>
        </draw:frame>
        <draw:frame draw:style-name="gr12" draw:text-style-name="P11" draw:layer="layout" svg:width="5.334cm" svg:height="2.384cm" svg:x="2.397cm" svg:y="23.86cm">
          <draw:text-box>
            <text:p text:style-name="P10">Abstellplatz Pakete</text:p>
          </draw:text-box>
        </draw:frame>
        <draw:frame draw:style-name="gr13" draw:text-style-name="P14" draw:layer="layout" svg:width="2.54cm" svg:height="0.962cm" svg:x="7.35cm" svg:y="2.905cm">
          <draw:text-box>
            <text:p>Fall 5</text:p>
          </draw:text-box>
        </draw:frame>
        <draw:frame draw:style-name="gr13" draw:text-style-name="P14" draw:layer="layout" svg:width="2.54cm" svg:height="0.962cm" svg:x="7.35cm" svg:y="6.207cm">
          <draw:text-box>
            <text:p>Fall 4</text:p>
          </draw:text-box>
        </draw:frame>
        <draw:frame draw:style-name="gr13" draw:text-style-name="P14" draw:layer="layout" svg:width="2.54cm" svg:height="0.962cm" svg:x="7.35cm" svg:y="9.817cm">
          <draw:text-box>
            <text:p>Fall 3</text:p>
          </draw:text-box>
        </draw:frame>
        <draw:frame draw:style-name="gr13" draw:text-style-name="P14" draw:layer="layout" svg:width="2.54cm" svg:height="0.962cm" svg:x="7.477cm" svg:y="13.373cm">
          <draw:text-box>
            <text:p>Fall 2</text:p>
          </draw:text-box>
        </draw:frame>
        <draw:frame draw:style-name="gr13" draw:text-style-name="P14" draw:layer="layout" svg:width="2.54cm" svg:height="0.962cm" svg:x="7.477cm" svg:y="16.929cm">
          <draw:text-box>
            <text:p>Fall 1</text:p>
          </draw:text-box>
        </draw:frame>
        <draw:frame draw:style-name="gr14" draw:text-style-name="P16" draw:layer="layout" svg:width="5.291cm" svg:height="1.277cm" draw:transform="rotate (1.58842415224004) translate (4.168cm 12.79cm)">
          <draw:text-box>
            <text:p text:style-name="P15">Fahrbahn</text:p>
          </draw:text-box>
        </draw:frame>
        <draw:frame draw:style-name="gr13" draw:text-style-name="P14" draw:layer="layout" svg:width="2.54cm" svg:height="0.962cm" svg:x="7.35cm" svg:y="2.905cm">
          <draw:text-box>
            <text:p>Fall 5</text:p>
          </draw:text-box>
        </draw:frame>
        <draw:frame draw:style-name="gr13" draw:text-style-name="P14" draw:layer="layout" svg:width="2.54cm" svg:height="0.962cm" svg:x="7.35cm" svg:y="2.905cm">
          <draw:text-box>
            <text:p>Fall 5</text:p>
          </draw:text-box>
        </draw:frame>
        <draw:frame draw:style-name="gr12" draw:text-style-name="P11" draw:layer="layout" svg:width="5.334cm" svg:height="2.384cm" svg:x="2.143cm" svg:y="20.304cm">
          <draw:text-box>
            <text:p text:style-name="P10">Grundstellung Sortierroboter</text:p>
          </draw:text-box>
        </draw:frame>
        <draw:frame draw:style-name="gr11" draw:text-style-name="P14" draw:layer="layout" svg:width="4.826cm" svg:height="1.778cm" svg:x="11.414cm" svg:y="16.748cm">
          <draw:text-box>
            <text:p><text:span text:style-name="T1">Grünes Pak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0.3$Windows_X86_64 LibreOffice_project/efb621ed25068d70781dc026f7e9c5187a4decd1</meta:generator>
    <dc:date>2023-04-17T15:10:52.143000000</dc:date>
    <meta:editing-duration>PT15M19S</meta:editing-duration>
    <meta:editing-cycles>3</meta:editing-cycles>
    <meta:document-statistic meta:object-count="28"/>
  </office:meta>
</office:document-meta>
</file>